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4">
      <style:text-properties officeooo:paragraph-rsid="001ad47b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Исследовательский план: Теоретическая основа для тестирования Tornado Todd</text:span></text:h>
      <text:p text:style-name="Text_20_body"><text:span text:style-name="Strong_20_Emphasis">Цель исследования:</text:span> Получить необходимые теоретические знания для грамотного планирования, проведения и анализа тестирования веб-приложения на Django.</text:p>
      <text:p text:style-name="Horizontal_20_Line"/>
      <text:h text:style-name="Heading_20_3" text:outline-level="3"><text:span text:style-name="Strong_20_Emphasis">Блок 1: Методы и виды тестирования (45 минут)</text:span></text:h>
      <text:p text:style-name="Text_20_body"><text:span text:style-name="Strong_20_Emphasis">Что изучить:</text:span> Какие бывают проверки и для чего они нужны.<text:line-break/><text:span text:style-name="Strong_20_Emphasis">Конкретно для Tornado Todd сосредоточьтесь на:</text:span></text:p>
      <text:list text:style-name="L1">
        <text:list-item>
          <text:p text:style-name="P1"><text:span text:style-name="Strong_20_Emphasis">Функциональное тестирование:</text:span></text:p>
          <text:list>
            <text:list-item>
              <text:p text:style-name="P1"><text:span text:style-name="Emphasis">Суть:</text:span> Проверка, что функции работают согласно требованиям ("При нажатии кнопки 'Добавить' задача появляется в списке").</text:p>
            </text:list-item>
            <text:list-item>
              <text:p text:style-name="P1"><text:span text:style-name="Strong_20_Emphasis">Ключевые понятия:</text:span> Тест-кейс, сценарий (use case), позитивное/негативное тестирование.</text:p>
            </text:list-item>
            <text:list-item>
              <text:p text:style-name="P1"><text:span text:style-name="Emphasis">Что искать:</text:span> Как составлять тест-кейсы для форм ввода, кнопок, ссылок.</text:p>
            </text:list-item>
          </text:list>
        </text:list-item>
        <text:list-item>
          <text:p text:style-name="P1"><text:span text:style-name="Strong_20_Emphasis">Тестирование пользовательского интерфейса (UI):</text:span></text:p>
          <text:list>
            <text:list-item>
              <text:p text:style-name="P1"><text:span text:style-name="Emphasis">Суть:</text:span> Проверка, что всё отображается корректно и элементы на месте.</text:p>
            </text:list-item>
            <text:list-item>
              <text:p text:style-name="P1"><text:span text:style-name="Strong_20_Emphasis">Ключевые понятия:</text:span> Юзабилити (usability), кроссплатформенность, вёрстка.</text:p>
            </text:list-item>
            <text:list-item>
              <text:p text:style-name="P1"><text:span text:style-name="Emphasis">Что искать:</text:span> Быстрая проверка: отображается ли страница правильно в разных браузерах (Chrome, Firefox)?</text:p>
            </text:list-item>
          </text:list>
        </text:list-item>
        <text:list-item>
          <text:p text:style-name="P1"><text:span text:style-name="Strong_20_Emphasis">Тестирование безопасности (Security Testing):</text:span></text:p>
          <text:list>
            <text:list-item>
              <text:p text:style-name="P1"><text:span text:style-name="Emphasis">Суть:</text:span> Проверка на уязвимости. <text:span text:style-name="Strong_20_Emphasis">Критически важно для вашего приложения с аутентификацией!</text:span></text:p>
            </text:list-item>
            <text:list-item>
              <text:p text:style-name="P1"><text:span text:style-name="Strong_20_Emphasis">Ключевые понятия:</text:span> Межсайтовая подделка запроса (CSRF), SQL-инъекция, аутентификация и авторизация.</text:p>
            </text:list-item>
            <text:list-item>
              <text:p text:style-name="P1"><text:span text:style-name="Emphasis">Что искать:</text:span> Как Django защищает от CSRF по умолчанию? Как проверить, что один пользователь не может получить доступ к задачам другого?</text:p>
            </text:list-item>
          </text:list>
        </text:list-item>
        <text:list-item>
          <text:p text:style-name="P1"><text:span text:style-name="Strong_20_Emphasis">Дымовое (Smoke) и регрессионное тестирование:</text:span></text:p>
          <text:list>
            <text:list-item>
              <text:p text:style-name="P1"><text:span text:style-name="Emphasis">Суть:</text:span> Быстрая проверка основ после внесения изменений (дымовое) и проверка, что новое не сломало старое (регрессионное).</text:p>
            </text:list-item>
            <text:list-item>
              <text:p text:style-name="P1"><text:span text:style-name="Emphasis">Что искать:</text:span> Как составить минимальный набор тестов для быстрой проверки работоспособности?</text:p>
            </text:list-item>
          </text:list>
        </text:list-item>
      </text:list>
      <text:p text:style-name="Text_20_body"><text:span text:style-name="Strong_20_Emphasis">Где искать:</text:span> Статьи на Хабре по запросам "виды тестирования", "функциональное тестирование для начинающих".</text:p>
      <text:p text:style-name="Horizontal_20_Line"/>
      <text:h text:style-name="Heading_20_3" text:outline-level="3"><text:soft-page-break/><text:span text:style-name="Strong_20_Emphasis">Блок 2: Инструменты тестирования (30 минут)</text:span></text:h>
      <text:p text:style-name="Text_20_body"><text:span text:style-name="Strong_20_Emphasis">Что изучить:</text:span> Какие программы и библиотеки помогут нам провести тесты.<text:line-break/><text:span text:style-name="Strong_20_Emphasis">Для вашего проекта актуальны:</text:span></text:p>
      <text:list text:style-name="L2">
        <text:list-item>
          <text:p text:style-name="P2"><text:span text:style-name="Strong_20_Emphasis">Инструменты для ручного тестирования:</text:span></text:p>
          <text:list>
            <text:list-item>
              <text:p text:style-name="P2"><text:span text:style-name="Strong_20_Emphasis">Браузер:</text:span> Встроенные <text:span text:style-name="Strong_20_Emphasis">Developer Tools</text:span> (F12) — для просмотра ошибок в консоли, анализа сетевых запросов.</text:p>
            </text:list-item>
            <text:list-item>
              <text:p text:style-name="P2"><text:span text:style-name="Strong_20_Emphasis">Менеджер тест-кейсов:</text:span> Обычно используют <text:span text:style-name="Strong_20_Emphasis">Excel/Google Таблицы</text:span> или <text:span text:style-name="Strong_20_Emphasis">TestRail</text:span>. Вам хватит таблицы.</text:p>
            </text:list-item>
          </text:list>
        </text:list-item>
        <text:list-item>
          <text:p text:style-name="P2"><text:span text:style-name="Strong_20_Emphasis">Инструменты для автоматического тестирования (познакомиться поверхностно):</text:span></text:p>
          <text:list>
            <text:list-item>
              <text:p text:style-name="P2"><text:span text:style-name="Strong_20_Emphasis">Для Backend (Django):</text:span> Встроенный <text:span text:style-name="Strong_20_Emphasis">Django Test Framework</text:span> (на основе <text:span text:style-name="Source_20_Text">unittest</text:span>). Позволяет писать тесты на Python.</text:p>
            </text:list-item>
            <text:list-item>
              <text:p text:style-name="P2"><text:span text:style-name="Strong_20_Emphasis">Для Frontend (UI):</text:span> <text:span text:style-name="Strong_20_Emphasis">Selenium</text:span> — для автоматизации действий в браузере. Пока просто знать о его существовании.</text:p>
            </text:list-item>
          </text:list>
        </text:list-item>
      </text:list>
      <text:p text:style-name="Text_20_body"><text:span text:style-name="Strong_20_Emphasis">Где искать:</text:span> "Django testing tutorial", "как тестировать Django приложения".</text:p>
      <text:p text:style-name="Horizontal_20_Line"/>
      <text:h text:style-name="Heading_20_3" text:outline-level="3"><text:span text:style-name="Strong_20_Emphasis">Блок 3: Стандарты и рекомендации (30 минут)</text:span></text:h>
      <text:p text:style-name="Text_20_body"><text:span text:style-name="Strong_20_Emphasis">Что изучить:</text:span> Какие существуют общепринятые правила и лучшие практики в индустрии.</text:p>
      <text:list text:style-name="L3">
        <text:list-item>
          <text:p text:style-name="P3"><text:span text:style-name="Strong_20_Emphasis">Жизненный цикл тестирования:</text:span></text:p>
          <text:list>
            <text:list-item>
              <text:p text:style-name="P3"><text:span text:style-name="Emphasis">Суть:</text:span> Понимание, что тестирование — это не разовое действие, а процесс.</text:p>
            </text:list-item>
            <text:list-item>
              <text:p text:style-name="P3"><text:span text:style-name="Strong_20_Emphasis">Ключевые этапы:</text:span> Планирование -&gt; Проектирование тестов -&gt; Выполнение -&gt; Анализ результатов -&gt; Заведение баг-репортов.</text:p>
            </text:list-item>
            <text:list-item>
              <text:p text:style-name="P3"><text:span text:style-name="Emphasis">Что искать:</text:span> Схемы и статьи про "Software Testing Life Cycle (STLC)".</text:p>
            </text:list-item>
          </text:list>
        </text:list-item>
        <text:list-item>
          <text:p text:style-name="P3"><text:span text:style-name="Strong_20_Emphasis">Классификация дефектов (багов):</text:span></text:p>
          <text:list>
            <text:list-item>
              <text:p text:style-name="P3"><text:span text:style-name="Emphasis">Суть:</text:span> Как правильно описывать найденные ошибки.</text:p>
            </text:list-item>
            <text:list-item>
              <text:p text:style-name="P3"><text:span text:style-name="Strong_20_Emphasis">Ключевые понятия:</text:span> Серьёзность (Severity: S1-критический, S2-высокая...) и Приоритет (Priority: P1-высокий...). Вам хватит простого разделения на "Критично", "Важно", "Незначительно".</text:p>
            </text:list-item>
            <text:list-item>
              <text:p text:style-name="P3"><text:span text:style-name="Emphasis">Что искать:</text:span> "Как правильно оформить баг-репорт".</text:p>
            </text:list-item>
          </text:list>
        </text:list-item>
        <text:list-item>
          <text:p text:style-name="P3"><text:span text:style-name="Strong_20_Emphasis">Основы стандартов:</text:span></text:p>
          <text:list>
            <text:list-item>
              <text:p text:style-name="P3"><text:span text:style-name="Emphasis">Суть:</text:span> Достаточно знать, что основные принципы тестирования описаны в стандарте <text:span text:style-name="Strong_20_Emphasis">ISO/IEC/IEEE 29119</text:span>. Не читать его, а понять, что он существует и является основным.</text:p>
            </text:list-item>
          </text:list>
        </text:list-item>
      </text:list>
      <text:p text:style-name="Text_20_body"><text:span text:style-name="Strong_20_Emphasis">Где искать:</text:span> "Жизненный цикл тестирования", "как классифицировать баги", "стандарт ISO 29119".</text:p>
      <text:p text:style-name="Horizontal_20_Line"/>
      <text:h text:style-name="Heading_20_3" text:outline-level="3"><text:soft-page-break/><text:span text:style-name="Strong_20_Emphasis">Блок 4: Примеры из реальной жизни (15 минут)</text:span></text:h>
      <text:p text:style-name="Text_20_body"><text:span text:style-name="Strong_20_Emphasis">Что изучить:</text:span> Увидеть последствия плохого тестирования.</text:p>
      <text:list xml:id="list3978692587" text:style-name="L4">
        <text:list-item>
          <text:p text:style-name="P4"><text:span text:style-name="Strong_20_Emphasis">Пример неудачного теста:</text:span></text:p>
          <text:list>
            <text:list-item>
              <text:p text:style-name="P4"><text:span text:style-name="Emphasis">Что искать:</text:span> Найдите новость о сбое в каком-либо онлайн-сервисе (например, "падение Сбербанк Онлайн", "сбой в мобильном приложении Такси").</text:p>
            </text:list-item>
            <text:list-item>
              <text:p text:style-name="P4"><text:span text:style-name="Emphasis">Анализ:</text:span> Подумайте, какой вид тестирования (из Блока 1) мог бы предотвратить эту ситуацию? (Например, сбой такси — явный провал нагрузочного тестирования).</text:p>
            </text:list-item>
          </text:list>
        </text:list-item>
        <text:list-item>
          <text:p text:style-name="P4"><text:span text:style-name="Strong_20_Emphasis">Пример успешного тестирования:</text:span></text:p>
          <text:list>
            <text:list-item>
              <text:p text:style-name="P5"><text:span text:style-name="Emphasis">Что искать:</text:span> Любой крупный сервис, котор<text:span text:style-name="Strong_20_Emphasis">Исследовательский план: Теоретическая основа для тестирования Tornado Todd</text:span></text:p>
            </text:list-item>
          </text:list>
        </text:list-item>
      </text:list>
      <text:p text:style-name="Text_20_body"><text:span text:style-name="Strong_20_Emphasis">Цель исследования:</text:span> Получить необходимые теоретические знания для грамотного планирования, проведения и анализа тестирования веб-приложения на Django.</text:p>
      <text:p text:style-name="Horizontal_20_Line"/>
      <text:h text:style-name="Heading_20_3" text:outline-level="3"><text:span text:style-name="Strong_20_Emphasis">Блок 1: Методы и виды тестирования (45 минут)</text:span></text:h>
      <text:p text:style-name="Text_20_body"><text:span text:style-name="Strong_20_Emphasis">Что изучить:</text:span> Какие бывают проверки и для чего они нужны.<text:line-break/><text:span text:style-name="Strong_20_Emphasis">Конкретно для Tornado Todd сосредоточьтесь на:</text:span></text:p>
      <text:list text:style-name="L6">
        <text:list-item>
          <text:p text:style-name="P7"><text:span text:style-name="Strong_20_Emphasis">Функциональное тестирование:</text:span></text:p>
          <text:list>
            <text:list-item>
              <text:p text:style-name="P7"><text:span text:style-name="Emphasis">Суть:</text:span> Проверка, что функции работают согласно требованиям ("При нажатии кнопки 'Добавить' задача появляется в списке").</text:p>
            </text:list-item>
            <text:list-item>
              <text:p text:style-name="P7"><text:span text:style-name="Strong_20_Emphasis">Ключевые понятия:</text:span> Тест-кейс, сценарий (use case), позитивное/негативное тестирование.</text:p>
            </text:list-item>
            <text:list-item>
              <text:p text:style-name="P7"><text:span text:style-name="Emphasis">Что искать:</text:span> Как составлять тест-кейсы для форм ввода, кнопок, ссылок.</text:p>
            </text:list-item>
          </text:list>
        </text:list-item>
        <text:list-item>
          <text:p text:style-name="P7"><text:span text:style-name="Strong_20_Emphasis">Тестирование пользовательского интерфейса (UI):</text:span></text:p>
          <text:list>
            <text:list-item>
              <text:p text:style-name="P7"><text:span text:style-name="Emphasis">Суть:</text:span> Проверка, что всё отображается корректно и элементы на месте.</text:p>
            </text:list-item>
            <text:list-item>
              <text:p text:style-name="P7"><text:span text:style-name="Strong_20_Emphasis">Ключевые понятия:</text:span> Юзабилити (usability), кроссплатформенность, вёрстка.</text:p>
            </text:list-item>
            <text:list-item>
              <text:p text:style-name="P7"><text:span text:style-name="Emphasis">Что искать:</text:span> Быстрая проверка: отображается ли страница правильно в разных браузерах (Chrome, Firefox)?</text:p>
            </text:list-item>
          </text:list>
        </text:list-item>
        <text:list-item>
          <text:p text:style-name="P7"><text:span text:style-name="Strong_20_Emphasis">Тестирование безопасности (Security Testing):</text:span></text:p>
          <text:list>
            <text:list-item>
              <text:p text:style-name="P7"><text:span text:style-name="Emphasis">Суть:</text:span> Проверка на уязвимости. <text:span text:style-name="Strong_20_Emphasis">Критически важно для вашего приложения с аутентификацией!</text:span></text:p>
            </text:list-item>
            <text:list-item>
              <text:p text:style-name="P7"><text:span text:style-name="Strong_20_Emphasis">Ключевые понятия:</text:span> Межсайтовая подделка запроса (CSRF), SQL-инъекция, аутентификация и авторизация.</text:p>
            </text:list-item>
            <text:list-item>
              <text:p text:style-name="P7"><text:span text:style-name="Emphasis">Что искать:</text:span> Как Django защищает от CSRF по умолчанию? Как проверить, что один пользователь не может получить доступ к задачам другого?</text:p>
            </text:list-item>
          </text:list>
        </text:list-item>
        <text:list-item>
          <text:p text:style-name="P7"><text:soft-page-break/><text:span text:style-name="Strong_20_Emphasis">Дымовое (Smoke) и регрессионное тестирование:</text:span></text:p>
          <text:list>
            <text:list-item>
              <text:p text:style-name="P7"><text:span text:style-name="Emphasis">Суть:</text:span> Быстрая проверка основ после внесения изменений (дымовое) и проверка, что новое не сломало старое (регрессионное).</text:p>
            </text:list-item>
            <text:list-item>
              <text:p text:style-name="P7"><text:span text:style-name="Emphasis">Что искать:</text:span> Как составить минимальный набор тестов для быстрой проверки работоспособности?</text:p>
            </text:list-item>
          </text:list>
        </text:list-item>
      </text:list>
      <text:p text:style-name="Text_20_body"><text:span text:style-name="Strong_20_Emphasis">Где искать:</text:span> Статьи на Хабре по запросам "виды тестирования", "функциональное тестирование для начинающих".</text:p>
      <text:p text:style-name="Horizontal_20_Line"/>
      <text:h text:style-name="Heading_20_3" text:outline-level="3"><text:span text:style-name="Strong_20_Emphasis">Блок 2: Инструменты тестирования (30 минут)</text:span></text:h>
      <text:p text:style-name="Text_20_body"><text:span text:style-name="Strong_20_Emphasis">Что изучить:</text:span> Какие программы и библиотеки помогут нам провести тесты.<text:line-break/><text:span text:style-name="Strong_20_Emphasis">Для вашего проекта актуальны:</text:span></text:p>
      <text:list text:style-name="L7">
        <text:list-item>
          <text:p text:style-name="P8"><text:span text:style-name="Strong_20_Emphasis">Инструменты для ручного тестирования:</text:span></text:p>
          <text:list>
            <text:list-item>
              <text:p text:style-name="P8"><text:span text:style-name="Strong_20_Emphasis">Браузер:</text:span> Встроенные <text:span text:style-name="Strong_20_Emphasis">Developer Tools</text:span> (F12) — для просмотра ошибок в консоли, анализа сетевых запросов.</text:p>
            </text:list-item>
            <text:list-item>
              <text:p text:style-name="P8"><text:span text:style-name="Strong_20_Emphasis">Менеджер тест-кейсов:</text:span> Обычно используют <text:span text:style-name="Strong_20_Emphasis">Excel/Google Таблицы</text:span> или <text:span text:style-name="Strong_20_Emphasis">TestRail</text:span>. Вам хватит таблицы.</text:p>
            </text:list-item>
          </text:list>
        </text:list-item>
        <text:list-item>
          <text:p text:style-name="P8"><text:span text:style-name="Strong_20_Emphasis">Инструменты для автоматического тестирования (познакомиться поверхностно):</text:span></text:p>
          <text:list>
            <text:list-item>
              <text:p text:style-name="P8"><text:span text:style-name="Strong_20_Emphasis">Для Backend (Django):</text:span> Встроенный <text:span text:style-name="Strong_20_Emphasis">Django Test Framework</text:span> (на основе <text:span text:style-name="Source_20_Text">unittest</text:span>). Позволяет писать тесты на Python.</text:p>
            </text:list-item>
            <text:list-item>
              <text:p text:style-name="P8"><text:span text:style-name="Strong_20_Emphasis">Для Frontend (UI):</text:span> <text:span text:style-name="Strong_20_Emphasis">Selenium</text:span> — для автоматизации действий в браузере. Пока просто знать о его существовании.</text:p>
            </text:list-item>
          </text:list>
        </text:list-item>
      </text:list>
      <text:p text:style-name="Text_20_body"><text:span text:style-name="Strong_20_Emphasis">Где искать:</text:span> "Django testing tutorial", "как тестировать Django приложения".</text:p>
      <text:p text:style-name="Horizontal_20_Line"/>
      <text:h text:style-name="Heading_20_3" text:outline-level="3"><text:span text:style-name="Strong_20_Emphasis">Блок 3: Стандарты и рекомендации (30 минут)</text:span></text:h>
      <text:p text:style-name="Text_20_body"><text:span text:style-name="Strong_20_Emphasis">Что изучить:</text:span> Какие существуют общепринятые правила и лучшие практики в индустрии.</text:p>
      <text:list text:style-name="L8">
        <text:list-item>
          <text:p text:style-name="P9"><text:span text:style-name="Strong_20_Emphasis">Жизненный цикл тестирования:</text:span></text:p>
          <text:list>
            <text:list-item>
              <text:p text:style-name="P9"><text:span text:style-name="Emphasis">Суть:</text:span> Понимание, что тестирование — это не разовое действие, а процесс.</text:p>
            </text:list-item>
            <text:list-item>
              <text:p text:style-name="P9"><text:span text:style-name="Strong_20_Emphasis">Ключевые этапы:</text:span> Планирование -&gt; Проектирование тестов -&gt; Выполнение -&gt; Анализ результатов -&gt; Заведение баг-репортов.</text:p>
            </text:list-item>
            <text:list-item>
              <text:p text:style-name="P9"><text:span text:style-name="Emphasis">Что искать:</text:span> Схемы и статьи про "Software Testing Life Cycle (STLC)".</text:p>
            </text:list-item>
          </text:list>
        </text:list-item>
        <text:list-item>
          <text:p text:style-name="P9"><text:span text:style-name="Strong_20_Emphasis">Классификация дефектов (багов):</text:span></text:p>
          <text:list>
            <text:list-item>
              <text:p text:style-name="P9"><text:span text:style-name="Emphasis">Суть:</text:span> Как правильно описывать найденные ошибки.</text:p>
            </text:list-item>
            <text:list-item>
              <text:p text:style-name="P9"><text:span text:style-name="Strong_20_Emphasis">Ключевые понятия:</text:span> Серьёзность (Severity: S1-критический, S2-высокая...) и Приоритет (Priority: P1-высокий...). Вам хватит простого разделения на "Критично", "Важно", "Незначительно".</text:p>
            </text:list-item>
            <text:list-item>
              <text:p text:style-name="P9"><text:soft-page-break/><text:span text:style-name="Emphasis">Что искать:</text:span> "Как правильно оформить баг-репорт".</text:p>
            </text:list-item>
          </text:list>
        </text:list-item>
        <text:list-item>
          <text:p text:style-name="P9"><text:span text:style-name="Strong_20_Emphasis">Основы стандартов:</text:span></text:p>
          <text:list>
            <text:list-item>
              <text:p text:style-name="P9"><text:span text:style-name="Emphasis">Суть:</text:span> Достаточно знать, что основные принципы тестирования описаны в стандарте <text:span text:style-name="Strong_20_Emphasis">ISO/IEC/IEEE 29119</text:span>. Не читать его, а понять, что он существует и является основным.</text:p>
            </text:list-item>
          </text:list>
        </text:list-item>
      </text:list>
      <text:p text:style-name="Text_20_body"><text:span text:style-name="Strong_20_Emphasis">Где искать:</text:span> "Жизненный цикл тестирования", "как классифицировать баги", "стандарт ISO 29119".</text:p>
      <text:p text:style-name="Horizontal_20_Line"/>
      <text:h text:style-name="Heading_20_3" text:outline-level="3"><text:span text:style-name="Strong_20_Emphasis">Блок 4: Примеры из реальной жизни (15 минут)</text:span></text:h>
      <text:p text:style-name="Text_20_body"><text:span text:style-name="Strong_20_Emphasis">Что изучить:</text:span> Увидеть последствия плохого тестирования.</text:p>
      <text:list text:style-name="L9">
        <text:list-item>
          <text:p text:style-name="P10"><text:span text:style-name="Strong_20_Emphasis">Пример неудачного теста:</text:span></text:p>
          <text:list>
            <text:list-item>
              <text:p text:style-name="P10"><text:span text:style-name="Emphasis">Что искать:</text:span> Найдите новость о сбое в каком-либо онлайн-сервисе (например, "падение Сбербанк Онлайн", "сбой в мобильном приложении Такси").</text:p>
            </text:list-item>
            <text:list-item>
              <text:p text:style-name="P10"><text:span text:style-name="Emphasis">Анализ:</text:span> Подумайте, какой вид тестирования (из Блока 1) мог бы предотвратить эту ситуацию? (Например, сбой такси — явный провал нагрузочного тестирования).</text:p>
            </text:list-item>
          </text:list>
        </text:list-item>
        <text:list-item>
          <text:p text:style-name="P10"><text:span text:style-name="Strong_20_Emphasis">Пример успешного тестирования:</text:span></text:p>
          <text:list>
            <text:list-item>
              <text:p text:style-name="P10"><text:span text:style-name="Emphasis">Что искать:</text:span> Любой крупный сервис, который работает стабильно (YouTube, Google Поиск). За ними стоят тысячи автоматических тестов, которые запускаются при каждом обновлении.</text:p>
            </text:list-item>
          </text:list>
        </text:list-item>
      </text:list>
      <text:p text:style-name="Text_20_body"><text:span text:style-name="Strong_20_Emphasis">Где искать:</text:span> Новостные сайты, tech-блоги.</text:p>
      <text:p text:style-name="Horizontal_20_Line"/>
      <text:h text:style-name="Heading_20_3" text:outline-level="3"><text:span text:style-name="Strong_20_Emphasis">Итоговый результат вашего исследования:</text:span></text:h>
      <text:p text:style-name="Text_20_body">После изучения теории вы должны будете able to (быть в состоянии):</text:p>
      <text:list text:style-name="L10">
        <text:list-item>
          <text:p text:style-name="P11"><text:span text:style-name="Strong_20_Emphasis">Объяснить,</text:span> какие виды тестирования вы планируете применить к своему приложению и почему.</text:p>
        </text:list-item>
        <text:list-item>
          <text:p text:style-name="P11"><text:span text:style-name="Strong_20_Emphasis">Составить</text:span> чек-лист (список пунктов) для ручного тестирования Tornado Todd.</text:p>
        </text:list-item>
        <text:list-item>
          <text:p text:style-name="P11"><text:span text:style-name="Strong_20_Emphasis">Знать,</text:span> на какие уязвимости безопасности нужно обратить внимание в веб-приложении.</text:p>
        </text:list-item>
        <text:list-item>
          <text:p text:style-name="P11"><text:span text:style-name="Strong_20_Emphasis">Понимать,</text:span> как правильно оформить найденный баг.</text:p>
        </text:list-item>
      </text:list>
      <text:p text:style-name="Text_20_body">Этот план сфокусирует ваше изучение теории на практике вашего же проекта, что сделает его максимально полезным и эффективным. Удачи в погружении!</text:p>
      <text:list text:continue-list="list3978692587" text:style-name="L4">
        <text:list-item>
          <text:list>
            <text:list-item>
              <text:p text:style-name="P5">ый работает стабильно (YouTube, Google Поиск). За ними стоят тысячи автоматических тестов, которые запускаются при каждом обновлении.</text:p>
            </text:list-item>
          </text:list>
        </text:list-item>
      </text:list>
      <text:p text:style-name="Text_20_body"><text:span text:style-name="Strong_20_Emphasis">Где искать:</text:span> Новостные сайты, tech-блоги.</text:p>
      <text:p text:style-name="Horizontal_20_Line"><text:soft-page-break/></text:p>
      <text:h text:style-name="Heading_20_3" text:outline-level="3"><text:span text:style-name="Strong_20_Emphasis">Итоговый результат вашего исследования:</text:span></text:h>
      <text:p text:style-name="Text_20_body">После изучения теории вы должны будете able to (быть в состоянии):</text:p>
      <text:list text:style-name="L5">
        <text:list-item>
          <text:p text:style-name="P6"><text:span text:style-name="Strong_20_Emphasis">Объяснить,</text:span> какие виды тестирования вы планируете применить к своему приложению и почему.</text:p>
        </text:list-item>
        <text:list-item>
          <text:p text:style-name="P6"><text:span text:style-name="Strong_20_Emphasis">Составить</text:span> чек-лист (список пунктов) для ручного тестирования Tornado Todd.</text:p>
        </text:list-item>
        <text:list-item>
          <text:p text:style-name="P6"><text:span text:style-name="Strong_20_Emphasis">Знать,</text:span> на какие уязвимости безопасности нужно обратить внимание в веб-приложении.</text:p>
        </text:list-item>
        <text:list-item>
          <text:p text:style-name="P6"><text:span text:style-name="Strong_20_Emphasis">Понимать,</text:span> как правильно оформить найденный баг.</text:p>
        </text:list-item>
      </text:list>
      <text:p text:style-name="Text_20_body">Этот план сфокусирует ваше изучение теории на практике вашего же проекта, что сделает его максимально полезным и эффективным. Удачи в погружении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6:35:33.528530735</meta:creation-date>
    <dc:date>2025-09-09T16:35:47.046592236</dc:date>
    <meta:editing-duration>PT14S</meta:editing-duration>
    <meta:editing-cycles>1</meta:editing-cycles>
    <meta:document-statistic meta:table-count="0" meta:image-count="0" meta:object-count="0" meta:page-count="6" meta:paragraph-count="114" meta:word-count="1247" meta:character-count="9327" meta:non-whitespace-character-count="8267"/>
    <meta:generator>LibreOffice/24.2.7.2$Linux_X86_64 LibreOffice_project/420$Build-2</meta:generator>
  </office:meta>
</office:document-meta>
</file>